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4">
      <style:paragraph-properties fo:line-height="115%"/>
      <style:text-properties officeooo:rsid="0023e6da" officeooo:paragraph-rsid="0023e6da"/>
    </style:style>
    <style:style style:name="P2" style:family="paragraph" style:parent-style-name="Standard" style:list-style-name="L5">
      <style:paragraph-properties fo:line-height="115%"/>
      <style:text-properties officeooo:rsid="00277915" officeooo:paragraph-rsid="00277915"/>
    </style:style>
    <style:style style:name="P3" style:family="paragraph" style:parent-style-name="Standard" style:list-style-name="L5">
      <style:paragraph-properties fo:line-height="115%"/>
      <style:text-properties officeooo:rsid="0027afaf" officeooo:paragraph-rsid="0027afaf"/>
    </style:style>
    <style:style style:name="P4" style:family="paragraph" style:parent-style-name="Standard" style:list-style-name="L6">
      <style:paragraph-properties fo:line-height="115%"/>
      <style:text-properties officeooo:rsid="0026b5c0" officeooo:paragraph-rsid="0026b5c0"/>
    </style:style>
    <style:style style:name="P5" style:family="paragraph" style:parent-style-name="Standard" style:list-style-name="L7">
      <style:paragraph-properties fo:line-height="115%"/>
      <style:text-properties officeooo:rsid="0026b5c0" officeooo:paragraph-rsid="0026b5c0"/>
    </style:style>
    <style:style style:name="P6" style:family="paragraph" style:parent-style-name="Standard" style:list-style-name="L8">
      <style:paragraph-properties fo:line-height="115%"/>
      <style:text-properties officeooo:rsid="0022a935" officeooo:paragraph-rsid="0022a935"/>
    </style:style>
    <style:style style:name="P7" style:family="paragraph" style:parent-style-name="Standard">
      <style:paragraph-properties fo:line-height="115%"/>
      <style:text-properties officeooo:rsid="0022a935" officeooo:paragraph-rsid="0022a935"/>
    </style:style>
    <style:style style:name="P8" style:family="paragraph" style:parent-style-name="Standard">
      <style:paragraph-properties fo:line-height="115%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3pt" style:text-underline-style="none" fo:font-weight="bold" officeooo:rsid="002f7ab6" officeooo:paragraph-rsid="002f7ab6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style:text-underline-style="none" fo:font-weight="bold" officeooo:rsid="002f7ab6" officeooo:paragraph-rsid="002f7ab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6pt" style:text-underline-style="none" fo:font-weight="bold" officeooo:rsid="002f7ab6" officeooo:paragraph-rsid="002f7ab6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line-height="115%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 style:list-style-name="L2">
      <style:paragraph-properties fo:line-height="115%"/>
    </style:style>
    <style:style style:name="P15" style:family="paragraph" style:parent-style-name="Standard" style:list-style-name="L3">
      <style:paragraph-properties fo:line-height="115%"/>
      <style:text-properties officeooo:paragraph-rsid="001f8136"/>
    </style:style>
    <style:style style:name="P16" style:family="paragraph" style:parent-style-name="Standard" style:list-style-name="L3">
      <style:paragraph-properties fo:line-height="115%"/>
      <style:text-properties officeooo:paragraph-rsid="002085ef"/>
    </style:style>
    <style:style style:name="P17" style:family="paragraph" style:parent-style-name="Standard">
      <style:paragraph-properties fo:line-height="115%"/>
      <style:text-properties officeooo:paragraph-rsid="001f8136"/>
    </style:style>
    <style:style style:name="P18" style:family="paragraph" style:parent-style-name="Standard" style:list-style-name="L4">
      <style:paragraph-properties fo:line-height="115%"/>
    </style:style>
    <style:style style:name="P19" style:family="paragraph" style:parent-style-name="Standard">
      <style:paragraph-properties fo:line-height="115%"/>
      <style:text-properties style:text-underline-style="solid" style:text-underline-width="auto" style:text-underline-color="font-color" officeooo:paragraph-rsid="001f8136"/>
    </style:style>
    <style:style style:name="P20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085ef" officeooo:paragraph-rsid="002085ef" style:font-weight-asian="bold" style:font-weight-complex="bold"/>
    </style:style>
    <style:style style:name="P21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a935" officeooo:paragraph-rsid="0022a935" style:font-weight-asian="bold" style:font-weight-complex="bold"/>
    </style:style>
    <style:style style:name="P22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77915" officeooo:paragraph-rsid="00277915" style:font-weight-asian="bold" style:font-weight-complex="bold"/>
    </style:style>
    <style:style style:name="P23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b5c0" officeooo:paragraph-rsid="0026b5c0" style:font-weight-asian="bold" style:font-weight-complex="bold"/>
    </style:style>
    <style:style style:name="P24" style:family="paragraph" style:parent-style-name="Standard" style:list-style-name="L8">
      <style:paragraph-properties fo:line-height="115%"/>
      <style:text-properties officeooo:rsid="00336809" officeooo:paragraph-rsid="00336809"/>
    </style:style>
    <style:style style:name="T1" style:family="text">
      <style:text-properties officeooo:rsid="001f8136"/>
    </style:style>
    <style:style style:name="T2" style:family="text">
      <style:text-properties fo:font-weight="bold" officeooo:rsid="001f8136" style:font-weight-asian="bold" style:font-weight-complex="bold"/>
    </style:style>
    <style:style style:name="T3" style:family="text">
      <style:text-properties fo:font-weight="bold" officeooo:rsid="002085ef" style:font-weight-asian="bold" style:font-weight-complex="bold"/>
    </style:style>
    <style:style style:name="T4" style:family="text">
      <style:text-properties fo:font-weight="bold" officeooo:rsid="002cf2d2" style:font-weight-asian="bold" style:font-weight-complex="bold"/>
    </style:style>
    <style:style style:name="T5" style:family="text">
      <style:text-properties officeooo:rsid="002085ef"/>
    </style:style>
    <style:style style:name="T6" style:family="text">
      <style:text-properties officeooo:rsid="0021b378"/>
    </style:style>
    <style:style style:name="T7" style:family="text">
      <style:text-properties officeooo:rsid="002cf2d2"/>
    </style:style>
    <style:style style:name="T8" style:family="text">
      <style:text-properties officeooo:rsid="00336809"/>
    </style:style>
    <style:style style:name="T9" style:family="text">
      <style:text-properties officeooo:rsid="0035462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puter Graphics</text:p>
      <text:p text:style-name="P10">(BIT352CO)</text:p>
      <text:p text:style-name="P9">Year: III, Semester: I</text:p>
      <text:p text:style-name="P9"/>
      <text:p text:style-name="P8">Unit 1: Introduction (2 hours)</text:p>
      <text:list text:style-name="L1">
        <text:list-item>
          <text:p text:style-name="P12">Explain the evolution of computer graphics from its early development to modern-day applications. Highlight major milestones in hardware and software.<text:span text:style-name="T8">*</text:span></text:p>
        </text:list-item>
        <text:list-item>
          <text:p text:style-name="P12">Describe at least five major application areas of computer graphics. For each, explain how computer graphics enhances functionality and user experience.</text:p>
        </text:list-item>
        <text:list-item>
          <text:p text:style-name="P12">Discuss the significance of computer graphics in scientific visualization and simulation. Provide real-world examples.</text:p>
        </text:list-item>
      </text:list>
      <text:p text:style-name="P13"/>
      <text:p text:style-name="P8">Unit 2: Graphics Hardware<text:span text:style-name="T7">(5 hours)</text:span></text:p>
      <text:list text:style-name="L2">
        <text:list-item>
          <text:p text:style-name="P14">Compare and contrast mechanical and optical mouse technologies. Discuss their working principles and advantages.</text:p>
        </text:list-item>
        <text:list-item>
          <text:p text:style-name="P14">Explain the working of the following input devices and their use in graphics systems: (i) Light pen, (ii) Touchscreen, (iii) Graphics tablet.</text:p>
        </text:list-item>
        <text:list-item>
          <text:p text:style-name="P14">Describe the internal architecture of a raster scan display system. How does it differ from a vector display system?</text:p>
        </text:list-item>
        <text:list-item>
          <text:p text:style-name="P14">Explain the concept and working of a frame buffer in a graphical display terminal. How does it support color manipulation?</text:p>
        </text:list-item>
        <text:list-item>
          <text:p text:style-name="P14">Compare RGB and CMYK color models in terms of their use in computer graphics. When is each model typically used?<text:span text:style-name="T8">*</text:span></text:p>
        </text:list-item>
        <text:list-item>
          <text:p text:style-name="P14">Discuss the role of various input devices (keyboard, joystick, mouse, tablet) in interactive graphics applications. Give practical examples.</text:p>
        </text:list-item>
      </text:list>
      <text:p text:style-name="P13"/>
      <text:p text:style-name="P19"><text:span text:style-name="T2">Unit :3 </text:span><text:span text:style-name="T3">Two Dimensional Algorithms</text:span><text:span text:style-name="T4">(8 Hours)</text:span></text:p>
      <text:list text:style-name="L3">
        <text:list-item>
          <text:p text:style-name="P15">Derive Bresenham’s Line Drawing Algorithm for a line with a positive slope (0 &lt; m &lt; 1). Explain the decision parameter and how it optimizes pixel selection.<text:span text:style-name="T8">*</text:span></text:p>
        </text:list-item>
        <text:list-item>
          <text:p text:style-name="P15">Plot the first quadrant of a circle with radius 5 using this Mid-Point Circle Drawing Algorithm. Show all intermediate steps.</text:p>
        </text:list-item>
        <text:list-item>
          <text:p text:style-name="P15">Use the Mid-Point Circle Algorithm to plot a circle with radius 3 centered at (0, 0). List all calculated pixel positions(four quadrant).<text:span text:style-name="T8">*</text:span></text:p>
        </text:list-item>
        <text:list-item>
          <text:p text:style-name="P15">Apply the Mid-Point Ellipse Algorithm for rx = 5, ry = 3 and list the first 5 calculated pixels<text:span text:style-name="T6">(points)</text:span>.</text:p>
        </text:list-item>
        <text:list-item>
          <text:p text:style-name="P16">Explain how the Mid-Point Ellipse Algorithm differs from the circle algorithm. Derive the decision parameter for region 1<text:span text:style-name="T5">(For both Mid-Point Ellipse Algorithm and Mid-Point Circle Drawing Algorithm)</text:span>.</text:p>
        </text:list-item>
        <text:list-item>
          <text:p text:style-name="P15">Using the DDA algorithm, plot a line from (1, 2) to (7, 5). Show each step with calculations.<text:span text:style-name="T8">*</text:span></text:p>
        </text:list-item>
        <text:list-item>
          <text:p text:style-name="P15">Using the <text:span text:style-name="T1">BLA</text:span> algorithm, plot a line from (1, <text:span text:style-name="T1">9</text:span>) to (<text:span text:style-name="T1">7</text:span>, <text:span text:style-name="T1">2</text:span>).<text:span text:style-name="T8">*</text:span></text:p>
        </text:list-item>
      </text:list>
      <text:p text:style-name="P17"/>
      <text:p text:style-name="P20">Unit : 4 Two Dimensional Transformations<text:span text:style-name="T7">(10 <text:s/>hours)</text:span></text:p>
      <text:list text:style-name="L4">
        <text:list-item>
          <text:p text:style-name="P18">Derive the matrix forms for 2D translation, scaling, and rotation with examples.</text:p>
        </text:list-item>
        <text:list-item>
          <text:p text:style-name="P18"><text:soft-page-break/>What is composite transformation? How are multiple transformations combined using matrices? Give an example.</text:p>
        </text:list-item>
        <text:list-item>
          <text:p text:style-name="P18">How does pivot-point rotation differ from standard rotation? Explain with transformation matrices.</text:p>
        </text:list-item>
        <text:list-item>
          <text:p text:style-name="P18">What is fixed-point scaling? How is it different from normal scaling? Provide matrix and example.</text:p>
        </text:list-item>
        <text:list-item>
          <text:p text:style-name="P18">Write the matrix forms of 2D reflection and shearing. Show their effects with sketches or examples.</text:p>
        </text:list-item>
        <text:list-item>
          <text:p text:style-name="P18">What is 2D viewing transformation? List the steps to convert world to screen coordinates.<text:span text:style-name="T9">*</text:span></text:p>
        </text:list-item>
        <text:list-item>
          <text:p text:style-name="P18">Explain window-to-viewport transformation with an example.</text:p>
        </text:list-item>
        <text:list-item>
          <text:p text:style-name="P18">Describe the Sutherland-Hodgman polygon clipping algorithm and how it handles convex and concave polygons.<text:span text:style-name="T9">*</text:span></text:p>
        </text:list-item>
        <text:list-item>
          <text:p text:style-name="P1">Scale an object (1,1),(5,1),(3,3) about a fixed point (2,3) by 3.</text:p>
        </text:list-item>
        <text:list-item>
          <text:p text:style-name="P1">Rotate the triangle (5,5), (7,4), (4,2) about fixed points (5,4) in counter clockwise direction by 90 degree.<text:span text:style-name="T9">*</text:span></text:p>
        </text:list-item>
        <text:list-item>
          <text:p text:style-name="P1">Reflect an object (2,3), (4,3), (4,5) about line y=x+1.</text:p>
        </text:list-item>
        <text:list-item>
          <text:p text:style-name="P1">Using cohen sutherland line clipping algorithm find region code (clip the lines) of each end points of line p1(5,15) and p2(25, 30).[ Clipping window A(10,10), B(40,10), C(40,40) and D(10,40)]<text:span text:style-name="T9">*</text:span></text:p>
        </text:list-item>
      </text:list>
      <text:p text:style-name="P13"/>
      <text:p text:style-name="P21">Unit 5: Three Dimensional Transformations<text:span text:style-name="T7">(12 hours)</text:span></text:p>
      <text:list text:style-name="L8">
        <text:list-item>
          <text:p text:style-name="P6">Differentiate between parallel and perspective projection. Explain both types with appropriate diagrams and real-world examples.<text:span text:style-name="T9">*</text:span></text:p>
        </text:list-item>
        <text:list-item>
          <text:p text:style-name="P6">Describe and derive the transformation matrices for 3D translation, scaling, and reflection. Support your explanation with a transformation example.<text:span text:style-name="T9">*</text:span></text:p>
        </text:list-item>
        <text:list-item>
          <text:p text:style-name="P6">Explain the process of 3D rotation about:</text:p>
          <text:p text:style-name="P6">(a) A coordinate axis (X, Y, or Z),</text:p>
          <text:p text:style-name="P6">(b) An arbitrary axis that is parallel to a coordinate axis.<text:span text:style-name="T9">*</text:span></text:p>
        </text:list-item>
        <text:list-item>
          <text:p text:style-name="P6">How is 3D rotation performed about an axis not parallel to any coordinate axis? Outline the steps and provide an illustrative example.</text:p>
        </text:list-item>
        <text:list-item>
          <text:p text:style-name="P6">What is window-to-viewport transformation in 3D graphics? Why is it needed? Explain the transformation process with formulas.</text:p>
        </text:list-item>
        <text:list-item>
          <text:p text:style-name="P6">Discuss various hidden surface removal techniques. Compare Back-Face Detection, Z-buffer, and A-buffer methods in terms of efficiency and use-cases.<text:span text:style-name="T9">*</text:span></text:p>
        </text:list-item>
        <text:list-item>
          <text:p text:style-name="P6">Describe the Scan-Line method for hidden surface elimination. How does it differ from the Z-buffer algorithm?</text:p>
        </text:list-item>
        <text:list-item>
          <text:p text:style-name="P6">Explain the characteristics and construction of non-planar surfaces using Bezier curves and spline curves. Compare their mathematical representation and graphical behavior.</text:p>
        </text:list-item>
        <text:list-item>
          <text:p text:style-name="P24">Perform a rotation of a line segment with endpoints (10, 10, 10) and (20, 20, 15) about the Y-axis in clockwise direction by 90 degrees.</text:p>
        </text:list-item>
        <text:list-item>
          <text:p text:style-name="P24">Reflect the object with vertices at (0, 0, 0), (2, 3, 0), and (5, 0, 4) about the plane Y = 5. Show the transformed coordinates.*</text:p>
        </text:list-item>
        <text:list-item>
          <text:p text:style-name="P24">A cube is scaled by a factor of 2 in the X direction, 3 in the Y direction, and 1 in the Z direction. If the original cube is defined from origin (0,0,0) to (1,1,1), compute the new coordinates of the vertex (1,1,1).</text:p>
        </text:list-item>
      </text:list>
      <text:p text:style-name="P7"/>
      <text:p text:style-name="P22"><text:soft-page-break/>Unit 6: Light, Color and Shadding<text:span text:style-name="T7">(5 hours)</text:span></text:p>
      <text:list text:style-name="L5">
        <text:list-item>
          <text:p text:style-name="P2">Why is shading important in engineering data visualization? Explain its role in enhancing 3D perception.<text:span text:style-name="T9">*</text:span></text:p>
        </text:list-item>
        <text:list-item>
          <text:p text:style-name="P2">Describe the algorithms used to simulate ambient, diffuse, and specular reflections. How do they contribute to realistic rendering?</text:p>
        </text:list-item>
        <text:list-item>
          <text:p text:style-name="P2">Compare Constant, Gouraud, and Phong shading models in terms of method, visual quality, and computational cost.<text:span text:style-name="T9">*</text:span></text:p>
        </text:list-item>
        <text:list-item>
          <text:p text:style-name="P3">Explain Gouraud and Phong-shading model in detail. When would each be preferred in rendering?</text:p>
        </text:list-item>
      </text:list>
      <text:p text:style-name="P7"/>
      <text:p text:style-name="P23">Unit 7: Graphical Language<text:span text:style-name="T7">(2 hours)</text:span></text:p>
      <text:list text:style-name="L6">
        <text:list-item>
          <text:p text:style-name="P4">Why is there a need for machine-independent graphical languages? Explain with reference to PHIGS and GKS.<text:span text:style-name="T9">*</text:span></text:p>
        </text:list-item>
        <text:list-item>
          <text:p text:style-name="P4">Compare PHIGS and GKS in terms of structure, capabilities, and use cases in graphics systems.<text:span text:style-name="T9">*</text:span></text:p>
        </text:list-item>
        <text:list-item>
          <text:p text:style-name="P4">Discuss commonly used graphical file formats (e.g., JPEG, PNG, SVG, BMP). What are their features and typical applications?<text:span text:style-name="T9">*</text:span></text:p>
        </text:list-item>
      </text:list>
      <text:p text:style-name="P7"/>
      <text:p text:style-name="P23">Unit 8 : Introduction to Animation<text:span text:style-name="T7">(1 hours)</text:span></text:p>
      <text:list text:style-name="L7">
        <text:list-item>
          <text:p text:style-name="P5">What is OpenGL? Explain its architecture and significance in computer graphics.<text:span text:style-name="T9">*</text:span></text:p>
        </text:list-item>
        <text:list-item>
          <text:p text:style-name="P5">Discuss at least three real-world applications of OpenGL in modern animation and graphics development.</text:p>
        </text:list-item>
        <text:list-item>
          <text:p text:style-name="P5">What are the current trends in computer graphics and animation? How does OpenGL support these trends?<text:span text:style-name="T9">*</text:span></text:p>
        </text:list-item>
      </text:list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4:05:27.396444858</meta:creation-date>
    <dc:date>2025-05-14T12:01:27.580044199</dc:date>
    <meta:editing-duration>PT20H31M52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62" meta:word-count="989" meta:character-count="6317" meta:non-whitespace-character-count="5438"/>
  </office:meta>
</office:document-meta>
</file>